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890000047138BCFE6C6862C9B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solid" svg:stroke-width="0.101cm" svg:stroke-color="#000000" draw:stroke-linejoin="miter" svg:stroke-linecap="butt" draw:fill="none" fo:padding-top="0.05cm" fo:padding-bottom="0.05cm" fo:padding-left="0.05cm" fo:padding-right="0.05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solid" svg:stroke-width="0cm" svg:stroke-color="#000000" svg:stroke-opacity="14%" draw:stroke-linejoin="miter" svg:stroke-linecap="butt" draw:fill="none"/>
    </style:style>
    <style:style style:name="gr6" style:family="graphic" style:parent-style-name="standard">
      <style:graphic-properties draw:stroke="solid" svg:stroke-width="0cm" svg:stroke-color="#000000" svg:stroke-opacity="10%" draw:stroke-linejoin="miter" svg:stroke-linecap="butt" draw:fill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963cm" fo:min-width="0.96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09cm" fo:min-width="1.0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27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27.3999996185303pt" style:font-size-asian="27.3999996185303pt" style:font-size-complex="27.3999996185303pt"/>
    </style:style>
    <style:style style:name="P6" style:family="paragraph">
      <loext:graphic-properties draw:fill="none"/>
      <style:text-properties fo:font-size="30.8999996185303pt" style:font-size-asian="30.8999996185303pt" style:font-size-complex="30.8999996185303pt"/>
    </style:style>
    <style:style style:name="P7" style:family="paragraph">
      <loext:graphic-properties draw:fill="none" draw:fill-color="#ffffff"/>
    </style:style>
    <style:style style:name="T1" style:family="text">
      <style:text-properties fo:color="#000000" loext:opacity="100%" style:font-name="Arial1" fo:font-size="27.3999996185303pt" fo:font-weight="bold" style:font-size-asian="27.3999996185303pt" style:font-weight-asian="bold" style:font-name-complex="Arial1" style:font-size-complex="27.3999996185303pt" style:font-weight-complex="bold"/>
    </style:style>
    <style:style style:name="T2" style:family="text">
      <style:text-properties fo:color="#000000" loext:opacity="100%" style:font-name="Arial1" fo:font-size="30.8999996185303pt" fo:font-weight="bold" style:font-size-asian="30.8999996185303pt" style:font-weight-asian="bold" style:font-name-complex="Arial1" style:font-size-complex="30.899999618530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42.897cm" svg:height="28.995cm" svg:x="0cm" svg:y="0cm" svg:viewBox="0 0 42898 28996" draw:points="0,0 42898,0 42898,28996 0,28996">
          <text:p/>
        </draw:polygon>
        <draw:frame draw:style-name="gr2" draw:text-style-name="P2" draw:layer="layout" svg:width="42.44cm" svg:height="28.843cm" svg:x="0.406cm" svg:y="0.025cm">
          <draw:image xlink:href="Pictures/10000000000006890000047138BCFE6C6862C9B1.png" xlink:type="simple" xlink:show="embed" xlink:actuate="onLoad" draw:mime-type="image/png">
            <text:p/>
          </draw:image>
        </draw:frame>
        <draw:polygon draw:style-name="gr1" draw:text-style-name="P1" draw:layer="layout" svg:width="5.074cm" svg:height="27.144cm" svg:x="0.925cm" svg:y="1.56cm" svg:viewBox="0 0 5075 27145" draw:points="0,0 5075,0 5075,27145 0,27145">
          <text:p/>
        </draw:polygon>
        <draw:line draw:style-name="gr3" draw:text-style-name="P2" draw:layer="layout" svg:x1="4.667cm" svg:y1="2.181cm" svg:x2="5.682cm" svg:y2="2.181cm">
          <text:p/>
        </draw:line>
        <draw:line draw:style-name="gr3" draw:text-style-name="P2" draw:layer="layout" svg:x1="4.667cm" svg:y1="9.538cm" svg:x2="5.682cm" svg:y2="9.538cm">
          <text:p/>
        </draw:line>
        <draw:line draw:style-name="gr3" draw:text-style-name="P2" draw:layer="layout" svg:x1="4.693cm" svg:y1="28.472cm" svg:x2="4.693cm" svg:y2="1.801cm">
          <text:p/>
        </draw:line>
        <draw:line draw:style-name="gr3" draw:text-style-name="P2" draw:layer="layout" svg:x1="4.667cm" svg:y1="16.641cm" svg:x2="5.682cm" svg:y2="16.641cm">
          <text:p/>
        </draw:line>
        <draw:line draw:style-name="gr3" draw:text-style-name="P2" draw:layer="layout" svg:x1="4.667cm" svg:y1="23.998cm" svg:x2="5.682cm" svg:y2="23.998cm">
          <text:p/>
        </draw:line>
        <draw:line draw:style-name="gr3" draw:text-style-name="P2" draw:layer="layout" svg:x1="5.682cm" svg:y1="9.538cm" svg:x2="6.697cm" svg:y2="9.538cm">
          <text:p/>
        </draw:line>
        <draw:line draw:style-name="gr3" draw:text-style-name="P2" draw:layer="layout" svg:x1="6.443cm" svg:y1="9.538cm" svg:x2="7.458cm" svg:y2="9.538cm">
          <text:p/>
        </draw:line>
        <draw:line draw:style-name="gr3" draw:text-style-name="P2" draw:layer="layout" svg:x1="7.458cm" svg:y1="9.538cm" svg:x2="8.473cm" svg:y2="9.538cm">
          <text:p/>
        </draw:line>
        <draw:line draw:style-name="gr3" draw:text-style-name="P2" draw:layer="layout" svg:x1="8.473cm" svg:y1="9.538cm" svg:x2="9.487cm" svg:y2="9.538cm">
          <text:p/>
        </draw:line>
        <draw:polygon draw:style-name="gr1" draw:text-style-name="P1" draw:layer="layout" svg:width="3.044cm" svg:height="1.522cm" svg:x="5.492cm" svg:y="7.978cm" svg:viewBox="0 0 3045 1523" draw:points="0,0 3045,0 3045,1523 0,1523">
          <text:p/>
        </draw:polygon>
        <draw:polygon draw:style-name="gr1" draw:text-style-name="P1" draw:layer="layout" svg:width="0.811cm" svg:height="0.33cm" svg:x="8.029cm" svg:y="9.17cm" svg:viewBox="0 0 812 331" draw:points="0,0 812,0 812,331 0,331">
          <text:p/>
        </draw:polygon>
        <draw:polygon draw:style-name="gr1" draw:text-style-name="P1" draw:layer="layout" svg:width="0.812cm" svg:height="0.076cm" svg:x="8.079cm" svg:y="9.424cm" svg:viewBox="0 0 813 77" draw:points="0,0 813,0 813,77 0,77">
          <text:p/>
        </draw:polygon>
        <draw:polygon draw:style-name="gr1" draw:text-style-name="P1" draw:layer="layout" svg:width="3.044cm" svg:height="1.522cm" svg:x="4.756cm" svg:y="7.978cm" svg:viewBox="0 0 3045 1523" draw:points="0,0 3045,0 3045,1523 0,1523">
          <text:p/>
        </draw:polygon>
        <draw:polygon draw:style-name="gr1" draw:text-style-name="P1" draw:layer="layout" svg:width="2.791cm" svg:height="1.344cm" svg:x="37.709cm" svg:y="10.946cm" svg:viewBox="0 0 2792 1345" draw:points="0,0 2792,0 2792,1345 0,1345">
          <text:p/>
        </draw:polygon>
        <draw:polygon draw:style-name="gr1" draw:text-style-name="P1" draw:layer="layout" svg:width="2.79cm" svg:height="1.345cm" svg:x="32.078cm" svg:y="9.931cm" svg:viewBox="0 0 2791 1346" draw:points="0,0 2791,0 2791,1346 0,1346">
          <text:p/>
        </draw:polygon>
        <draw:polygon draw:style-name="gr1" draw:text-style-name="P1" draw:layer="layout" svg:width="2.79cm" svg:height="1.345cm" svg:x="25.685cm" svg:y="9.804cm" svg:viewBox="0 0 2791 1346" draw:points="0,0 2791,0 2791,1346 0,1346">
          <text:p/>
        </draw:polygon>
        <draw:polygon draw:style-name="gr1" draw:text-style-name="P1" draw:layer="layout" svg:width="2.79cm" svg:height="1.852cm" svg:x="38.978cm" svg:y="9.804cm" svg:viewBox="0 0 2791 1853" draw:points="0,0 2791,0 2791,1853 0,1853">
          <text:p/>
        </draw:polygon>
        <draw:path draw:style-name="gr4" draw:text-style-name="P3" draw:layer="layout" svg:width="0.795cm" svg:height="0.827cm" svg:x="39.969cm" svg:y="10.231cm" svg:viewBox="0 0 796 828" svg:d="M200 743c0 18 18 29 53 32 14 0 21 4 21 13 0 0-1 5-3 15s-4 17-6 20c-3 3-8 5-15 5-2 0-6 0-14 0s-21 0-39-1c-19-1-43-1-75-1-54 0-89 0-104 2h-10c-5-5-8-10-8-13 2-20 7-34 15-40h16c54-2 93-22 119-58 4-4 74-122 208-352s202-348 204-351c6-9 15-14 28-14h9 20c4 7 6 11 6 12l33 374c21 248 33 374 34 376 4 9 29 13 75 13 19 0 29 4 29 11 0 2-2 7-4 17-2 11-4 18-6 20-1 3-7 4-16 5-2 0-7 0-16 0-8 0-23 0-45-1-21-1-49-1-84-1-72 0-119 0-141 2h-14c-4-5-7-8-7-10 0-3 1-10 3-21 3-10 5-16 7-19l4-3h23c42-2 66-9 74-20l-14-173h-274l-39 67c-31 53-47 84-47 94zM554 528c0-9-4-69-14-180-9-112-14-168-16-169l-31 50c-12 20-36 62-72 123l-104 176 119 1c79 0 118 0 118-1z">
          <text:p/>
        </draw:path>
        <draw:path draw:style-name="gr5" draw:text-style-name="P2" draw:layer="layout" svg:width="0.795cm" svg:height="0.827cm" svg:x="39.969cm" svg:y="10.231cm" svg:viewBox="0 0 796 828" svg:d="M200 743c0 18 18 29 53 32 14 0 21 4 21 13 0 0-1 5-3 15s-4 17-6 20c-3 3-8 5-15 5-2 0-6 0-14 0s-21 0-39-1c-19-1-43-1-75-1-54 0-89 0-104 2h-10c-5-5-8-10-8-13 2-20 7-34 15-40h16c54-2 93-22 119-58 4-4 74-122 208-352s202-348 204-351c6-9 15-14 28-14h9 20c4 7 6 11 6 12l33 374c21 248 33 374 34 376 4 9 29 13 75 13 19 0 29 4 29 11 0 2-2 7-4 17-2 11-4 18-6 20-1 3-7 4-16 5-2 0-7 0-16 0-8 0-23 0-45-1-21-1-49-1-84-1-72 0-119 0-141 2h-14c-4-5-7-8-7-10 0-3 1-10 3-21 3-10 5-16 7-19l4-3h23c42-2 66-9 74-20l-14-173h-274l-39 67c-31 53-47 84-47 94zM554 528c0-9-4-69-14-180-9-112-14-168-16-169l-31 50c-12 20-36 62-72 123l-104 176 119 1c79 0 118 0 118-1z">
          <text:p/>
        </draw:path>
        <draw:path draw:style-name="gr4" draw:text-style-name="P3" draw:layer="layout" svg:width="1.039cm" svg:height="0.803cm" svg:x="1.239cm" svg:y="14.331cm" svg:viewBox="0 0 1040 804" svg:d="M908 397c-26 0-45-1-58-1-13-1-20-2-22-3h-5l5 18c8 35 13 68 13 97 0 74-22 139-66 193-44 55-108 88-192 102-6 0-23 1-50 1-79 0-153-19-225-56-71-37-134-87-189-151-79-96-119-193-119-290 0-29 0-48 1-56 11-75 44-135 100-181 55-46 125-69 210-70 140 0 266 57 381 172 46 49 81 100 105 153l9 19h6c1 0 11-2 31-5 20-4 36-12 49-25 12-12 18-30 18-53 0-27-8-53-25-78s-39-41-66-49c-11-5-16-10-16-15 0-7 3-11 10-13 6 0 20 4 42 12 21 7 47 18 76 32s54 35 75 63 32 57 34 88c0 64-42 96-124 96zM273 121c-42 0-79 6-111 18-32 11-55 27-71 47-15 20-27 40-34 58-8 19-12 40-12 62 0 37 10 75 29 114 38 79 106 143 204 192 99 48 194 72 287 72 82 0 143-21 182-63 16-20 24-31 24-35h-9c-31 0-59-12-85-38-27-26-40-56-41-91 0-19 4-36 13-50 8-14 20-24 34-31 15-7 27-12 37-14s21-5 32-7l-11-15c-34-50-80-92-140-127-59-35-116-59-172-72s-107-20-156-20zM794 496c0-38-8-73-24-105l-11 1c-43 3-68 18-77 43-1 9-2 17-2 22 0 3 0 5 0 7 0 3 0 4-1 5 0 15 8 31 23 48 15 16 33 24 53 25 26 0 39-15 39-46z">
          <text:p/>
        </draw:path>
        <draw:path draw:style-name="gr4" draw:text-style-name="P3" draw:layer="layout" svg:width="1.156cm" svg:height="0.278cm" svg:x="1.186cm" svg:y="13.755cm" svg:viewBox="0 0 1157 279" svg:d="M579 279c-54 0-105-4-152-12-48-7-89-16-124-26-35-12-69-26-102-45-33-18-59-33-77-44-19-11-39-27-61-49-21-21-34-34-39-38-4-4-13-14-24-29v-15-5c0-11 3-16 10-16 3 0 11 6 25 20 13 13 34 29 61 47 27 19 60 38 99 57 40 20 93 36 160 49s141 20 224 20c82 0 156-7 222-20 67-13 120-29 161-47 41-19 74-38 99-57 26-20 46-36 62-49 15-14 23-20 24-20 7 0 10 6 10 17v4 15l-27 33c-66 72-148 126-246 159-97 34-199 51-305 51z">
          <text:p/>
        </draw:path>
        <draw:path draw:style-name="gr5" draw:text-style-name="P2" draw:layer="layout" svg:width="1.156cm" svg:height="0.278cm" svg:x="1.186cm" svg:y="13.755cm" svg:viewBox="0 0 1157 279" svg:d="M579 279c-54 0-105-4-152-12-48-7-89-16-124-26-35-12-69-26-102-45-33-18-59-33-77-44-19-11-39-27-61-49-21-21-34-34-39-38-4-4-13-14-24-29v-15-5c0-11 3-16 10-16 3 0 11 6 25 20 13 13 34 29 61 47 27 19 60 38 99 57 40 20 93 36 160 49s141 20 224 20c82 0 156-7 222-20 67-13 120-29 161-47 41-19 74-38 99-57 26-20 46-36 62-49 15-14 23-20 24-20 7 0 10 6 10 17v4 15l-27 33c-66 72-148 126-246 159-97 34-199 51-305 51z">
          <text:p/>
        </draw:path>
        <draw:path draw:style-name="gr4" draw:text-style-name="P3" draw:layer="layout" svg:width="0.77cm" svg:height="0.464cm" svg:x="1.283cm" svg:y="13.166cm" svg:viewBox="0 0 771 465" svg:d="M274 397c0 21-7 37-21 50-14 12-31 18-51 18-54 0-102-20-142-61s-60-92-60-154c0-70 22-129 65-177s99-72 168-73c33 0 64 8 94 24 30 15 57 35 79 56 22 22 51 53 86 94 23 27 59 66 106 116l66 68 1-88c0-122-2-186-6-194-1-6-37-15-104-29h-3v-47h3c2 1 38 6 106 15 68 10 104 16 107 18h3v432h-22-14c-5 0-11-2-17-7-6-4-20-16-40-34-25-23-48-42-66-59-8-7-22-20-43-39-21-20-35-33-43-40-7-7-20-18-38-33-18-16-31-27-39-33-9-6-20-15-35-27-15-11-27-19-37-24s-21-11-33-18c-13-7-25-12-37-15-13-3-24-6-35-8s-24-3-38-3c-49 0-91 13-126 39-36 27-54 64-54 113 0 26 7 48 20 67 13 20 26 33 38 41 13 8 20 12 22 12 1 0 1-2 1-6 0-14 6-28 17-43 10-15 28-22 53-22 19 0 35 6 48 18 13 13 20 30 21 53z">
          <text:p/>
        </draw:path>
        <draw:path draw:style-name="gr5" draw:text-style-name="P2" draw:layer="layout" svg:width="0.77cm" svg:height="0.464cm" svg:x="1.283cm" svg:y="13.166cm" svg:viewBox="0 0 771 465" svg:d="M274 397c0 21-7 37-21 50-14 12-31 18-51 18-54 0-102-20-142-61s-60-92-60-154c0-70 22-129 65-177s99-72 168-73c33 0 64 8 94 24 30 15 57 35 79 56 22 22 51 53 86 94 23 27 59 66 106 116l66 68 1-88c0-122-2-186-6-194-1-6-37-15-104-29h-3v-47h3c2 1 38 6 106 15 68 10 104 16 107 18h3v432h-22-14c-5 0-11-2-17-7-6-4-20-16-40-34-25-23-48-42-66-59-8-7-22-20-43-39-21-20-35-33-43-40-7-7-20-18-38-33-18-16-31-27-39-33-9-6-20-15-35-27-15-11-27-19-37-24s-21-11-33-18c-13-7-25-12-37-15-13-3-24-6-35-8s-24-3-38-3c-49 0-91 13-126 39-36 27-54 64-54 113 0 26 7 48 20 67 13 20 26 33 38 41 13 8 20 12 22 12 1 0 1-2 1-6 0-14 6-28 17-43 10-15 28-22 53-22 19 0 35 6 48 18 13 13 20 30 21 53z">
          <text:p/>
        </draw:path>
        <draw:path draw:style-name="gr4" draw:text-style-name="P3" draw:layer="layout" svg:width="0.544cm" svg:height="0.548cm" svg:x="1.122cm" svg:y="12.513cm" svg:viewBox="0 0 545 549" svg:d="M284 549c0 0-4 0-11 0s-12-4-16-12v-246h-124l-122-1c-7-6-11-11-11-16 0-7 4-12 12-16h245v-245c4-9 10-13 16-13 7 0 12 4 17 13v245h243c8 4 12 9 12 15v1 2c0 6-4 11-12 15h-243v246c-4 8-10 12-17 12z">
          <text:p/>
        </draw:path>
        <draw:path draw:style-name="gr6" draw:text-style-name="P2" draw:layer="layout" svg:width="0.544cm" svg:height="0.548cm" svg:x="1.122cm" svg:y="12.513cm" svg:viewBox="0 0 545 549" svg:d="M284 549c0 0-4 0-11 0s-12-4-16-12v-246h-124l-122-1c-7-6-11-11-11-16 0-7 4-12 12-16h245v-245c4-9 10-13 16-13 7 0 12 4 17 13v245h243c8 4 12 9 12 15v1 2c0 6-4 11-12 15h-243v246c-4 8-10 12-17 12z">
          <text:p/>
        </draw:path>
        <draw:path draw:style-name="gr4" draw:text-style-name="P3" draw:layer="layout" svg:width="1.156cm" svg:height="0.278cm" svg:x="1.186cm" svg:y="12.008cm" svg:viewBox="0 0 1157 279" svg:d="M1 273l-1-5c0-3 0-7 0-11v-14l28-33c65-73 147-126 245-159 98-34 200-51 306-51 53 0 103 4 152 12 48 7 89 16 123 26 34 11 68 26 102 44 34 19 60 34 78 44 17 11 37 27 59 48 21 21 34 34 38 37 4 4 11 13 22 27 2 2 4 4 4 5v14c0 6 0 10 0 13 0 2-1 4-3 5-2 2-6 3-10 4-1-1-6-5-15-13-125-120-308-180-550-180-243 0-426 60-550 180-9 8-14 12-15 13-6 0-11-2-13-6z">
          <text:p/>
        </draw:path>
        <draw:path draw:style-name="gr5" draw:text-style-name="P2" draw:layer="layout" svg:width="1.156cm" svg:height="0.278cm" svg:x="1.186cm" svg:y="12.008cm" svg:viewBox="0 0 1157 279" svg:d="M1 273l-1-5c0-3 0-7 0-11v-14l28-33c65-73 147-126 245-159 98-34 200-51 306-51 53 0 103 4 152 12 48 7 89 16 123 26 34 11 68 26 102 44 34 19 60 34 78 44 17 11 37 27 59 48 21 21 34 34 38 37 4 4 11 13 22 27 2 2 4 4 4 5v14c0 6 0 10 0 13 0 2-1 4-3 5-2 2-6 3-10 4-1-1-6-5-15-13-125-120-308-180-550-180-243 0-426 60-550 180-9 8-14 12-15 13-6 0-11-2-13-6z">
          <text:p/>
        </draw:path>
        <draw:path draw:style-name="gr4" draw:text-style-name="P3" draw:layer="layout" svg:width="0.816cm" svg:height="0.584cm" svg:x="1.25cm" svg:y="10.599cm" svg:viewBox="0 0 817 585" svg:d="M817 251c0 56-25 110-77 162l20 12c3 1 6 3 11 6 5 2 9 4 13 7 3 2 7 3 9 4l10 6 1 23v24h-345c-232 0-350 0-353 1-15 2-24 8-29 16-5 9-8 26-10 52v21h-27c-18 0-27 0-27-2l-1-12c-1-7-1-19-2-33-1-15-2-29-2-43-1-14-2-28-3-43 0-16-2-28-3-35-2-8-2-12-1-13v-4h174c117 0 176 0 176-1l-3-3c-3-3-5-6-8-11-4-4-7-10-12-18-5-7-9-15-12-25-3-9-7-19-11-30-5-11-8-23-9-37-2-14-3-28-4-43 0-61 24-114 73-161 49-46 111-70 188-71 78 0 142 25 190 75 50 49 74 108 74 176zM690 397c1 0 4-2 9-6 6-4 10-7 13-10s8-7 14-13c6-5 11-9 14-14s7-10 12-17c6-7 9-14 11-20 1-6 4-15 7-25s4-19 3-28c0-27-7-53-23-79-15-25-41-44-77-57-27-9-66-14-115-14-58 0-101 5-128 14-63 21-95 65-95 131 0 23 6 47 17 71 12 24 28 44 50 60l9 7z">
          <text:p/>
        </draw:path>
        <draw:polygon draw:style-name="gr1" draw:text-style-name="P1" draw:layer="layout" svg:width="1.751cm" svg:height="1.345cm" svg:x="11.047cm" svg:y="6.912cm" svg:viewBox="0 0 1752 1346" draw:points="0,0 1752,0 1752,1346 0,1346">
          <text:p/>
        </draw:polygon>
        <draw:frame draw:style-name="gr7" draw:text-style-name="P5" draw:layer="layout" svg:width="0.963cm" svg:height="1.076cm" draw:transform="rotate (1.5707963267949) translate (2.451cm 13.959cm)">
          <draw:text-box>
            <text:p text:style-name="P4"><text:span text:style-name="T1"><text:s/></text:span></text:p>
          </draw:text-box>
        </draw:frame>
        <draw:polygon draw:style-name="gr1" draw:text-style-name="P1" draw:layer="layout" svg:width="1.751cm" svg:height="1.344cm" svg:x="18.201cm" svg:y="7.065cm" svg:viewBox="0 0 1752 1345" draw:points="0,0 1752,0 1752,1345 0,1345">
          <text:p/>
        </draw:polygon>
        <draw:frame draw:style-name="gr8" draw:text-style-name="P6" draw:layer="layout" svg:width="1.213cm" svg:height="1.216cm" svg:x="11.304cm" svg:y="6.978cm">
          <draw:text-box>
            <text:p text:style-name="P4"><text:span text:style-name="T2">50</text:span></text:p>
          </draw:text-box>
        </draw:frame>
        <draw:polygon draw:style-name="gr1" draw:text-style-name="P1" draw:layer="layout" svg:width="1.75cm" svg:height="1.344cm" svg:x="25.558cm" svg:y="7.065cm" svg:viewBox="0 0 1751 1345" draw:points="0,0 1751,0 1751,1345 0,1345">
          <text:p/>
        </draw:polygon>
        <draw:frame draw:style-name="gr8" draw:text-style-name="P6" draw:layer="layout" svg:width="1.818cm" svg:height="1.216cm" svg:x="18.154cm" svg:y="7.131cm">
          <draw:text-box>
            <text:p text:style-name="P4"><text:span text:style-name="T2">100</text:span></text:p>
          </draw:text-box>
        </draw:frame>
        <draw:polygon draw:style-name="gr1" draw:text-style-name="P1" draw:layer="layout" svg:width="1.75cm" svg:height="1.344cm" svg:x="32.154cm" svg:y="7.065cm" svg:viewBox="0 0 1751 1345" draw:points="0,0 1751,0 1751,1345 0,1345">
          <text:p/>
        </draw:polygon>
        <draw:frame draw:style-name="gr8" draw:text-style-name="P6" draw:layer="layout" svg:width="1.818cm" svg:height="1.216cm" svg:x="25.511cm" svg:y="7.131cm">
          <draw:text-box>
            <text:p text:style-name="P4"><text:span text:style-name="T2">150</text:span></text:p>
          </draw:text-box>
        </draw:frame>
        <draw:polygon draw:style-name="gr1" draw:text-style-name="P1" draw:layer="layout" svg:width="1.751cm" svg:height="1.344cm" svg:x="39.764cm" svg:y="7.065cm" svg:viewBox="0 0 1752 1345" draw:points="0,0 1752,0 1752,1345 0,1345">
          <text:p/>
        </draw:polygon>
        <draw:frame draw:style-name="gr8" draw:text-style-name="P6" draw:layer="layout" svg:width="1.818cm" svg:height="1.216cm" svg:x="32.107cm" svg:y="7.131cm">
          <draw:text-box>
            <text:p text:style-name="P4"><text:span text:style-name="T2">200</text:span></text:p>
          </draw:text-box>
        </draw:frame>
        <draw:frame draw:style-name="gr8" draw:text-style-name="P6" draw:layer="layout" svg:width="1.818cm" svg:height="1.216cm" svg:x="39.717cm" svg:y="7.131cm">
          <draw:text-box>
            <text:p text:style-name="P4"><text:span text:style-name="T2">250</text:span></text:p>
          </draw:text-box>
        </draw:frame>
        <draw:frame draw:style-name="gr8" draw:text-style-name="P6" draw:layer="layout" svg:width="1.242cm" svg:height="1.216cm" svg:x="3.209cm" svg:y="1.702cm">
          <draw:text-box>
            <text:p text:style-name="P4"><text:span text:style-name="T2">+1</text:span></text:p>
          </draw:text-box>
        </draw:frame>
        <draw:frame draw:style-name="gr8" draw:text-style-name="P6" draw:layer="layout" svg:width="1.09cm" svg:height="1.216cm" svg:x="3.527cm" svg:y="9.059cm">
          <draw:text-box>
            <text:p text:style-name="P4"><text:span text:style-name="T2">0</text:span></text:p>
          </draw:text-box>
        </draw:frame>
        <draw:frame draw:style-name="gr8" draw:text-style-name="P6" draw:layer="layout" svg:width="1.09cm" svg:height="1.216cm" svg:x="3.345cm" svg:y="16.162cm">
          <draw:text-box>
            <text:p text:style-name="P4"><text:span text:style-name="T2">-1</text:span></text:p>
          </draw:text-box>
        </draw:frame>
        <draw:frame draw:style-name="gr8" draw:text-style-name="P6" draw:layer="layout" svg:width="1.09cm" svg:height="1.216cm" svg:x="3.345cm" svg:y="23.519cm">
          <draw:text-box>
            <text:p text:style-name="P4"><text:span text:style-name="T2">-2</text:span></text:p>
          </draw:text-box>
        </draw:frame>
        <draw:frame draw:style-name="gr9" draw:text-style-name="P7" draw:layer="layout" svg:width="0.635cm" svg:height="1.27cm" draw:transform="rotate (1.5707963267949) translate (1.191cm 11.623cm)">
          <draw:text-box>
            <text:p>[</text:p>
          </draw:text-box>
        </draw:frame>
        <draw:frame draw:style-name="gr9" draw:text-style-name="P7" draw:layer="layout" svg:width="0.635cm" svg:height="1.27cm" draw:transform="rotate (-1.5707963267949) translate (2.215cm 10.088cm)">
          <draw:text-box>
            <text:p>[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42.9cm" fo:page-height="28.99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2-06-10T08:01:43.380417207</dc:date>
    <meta:editing-duration>PT3M10S</meta:editing-duration>
    <meta:editing-cycles>1</meta:editing-cycles>
    <meta:document-statistic meta:object-count="49"/>
    <meta:generator>LibreOffice/7.3.2.2$MacOSX_AARCH64 LibreOffice_project/49f2b1bff42cfccbd8f788c8dc32c1c309559be0</meta:generator>
  </office:meta>
</office:document-meta>
</file>